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Node.invoke(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adNode.ReadNode( String name , VariableResolver source , VariableResolver mimeType ,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